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2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str.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m Haus</text:p>
          </table:table-cell>
          <table:covered-table-cell table:number-columns-repeated="2" table:style-name="ce10"/>
          <table:table-cell table:style-name="ce4" office:value-type="string">
            <text:p>145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2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aa/ Thes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Raa/ Thesdorf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7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er Reitweg / Park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er Reitweg / Park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6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4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terwegstr. / Vogt-Ram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 Thesdorf bei GC</text:p>
          </table:table-cell>
          <table:covered-table-cell table:number-columns-repeated="2" table:style-name="ce10"/>
          <table:table-cell table:style-name="ce4" office:value-type="string">
            <text:p>146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terwegstr. / Vogt-Ram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KZ Thesdorf bei GC</text:p>
          </table:table-cell>
          <table:covered-table-cell table:number-columns-repeated="2" table:style-name="ce10"/>
          <table:table-cell table:style-name="ce4" office:value-type="string">
            <text:p>146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9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ard-Köhn-Str. / Schopenha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ühlenau / 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Mühlenau / 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mshorner Str./ neben Ho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C Innenstadt Marktplatz</text:p>
          </table:table-cell>
          <table:covered-table-cell table:number-columns-repeated="2" table:style-name="ce10"/>
          <table:table-cell table:style-name="ce4" office:value-type="string">
            <text:p>14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mshorner Str./ neben Ho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C Innenstadt Marktplatz</text:p>
          </table:table-cell>
          <table:covered-table-cell table:number-columns-repeated="2" table:style-name="ce10"/>
          <table:table-cell table:style-name="ce4" office:value-type="string">
            <text:p>145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ckville Str. / Bah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. bei Glascontainer</text:p>
          </table:table-cell>
          <table:covered-table-cell table:number-columns-repeated="2" table:style-name="ce10"/>
          <table:table-cell table:style-name="ce4" office:value-type="string">
            <text:p>145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/ Ecke Otto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liner Str. / Ecke Otto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0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enberger Str. 19 / Schulenhör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11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menallee 15 / Berlin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00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lmenallee 15 / Berlin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9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lumen Shop</text:p>
          </table:table-cell>
          <table:covered-table-cell table:number-columns-repeated="2" table:style-name="ce10"/>
          <table:table-cell table:style-name="ce4" office:value-type="string">
            <text:p>145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senpadd / Osterlo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145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05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Pinne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senpadd /Ecke Osterlo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lascontainer</text:p>
          </table:table-cell>
          <table:covered-table-cell table:number-columns-repeated="2" table:style-name="ce10"/>
          <table:table-cell table:style-name="ce4" office:value-type="string">
            <text:p>145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2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